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barco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肩ロース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table:formula="of:=[.D2]*[.E2]/100" office:value-type="float" office:value="952" calcext:value-type="float">
            <text:p>952</text:p>
          </table:table-cell>
          <table:table-cell table:formula="of:=[.A2]&amp;[.B2]&amp;[.E2]&amp;REPT(&quot;0&quot;;5-LEN([.F2]))&amp;[.F2]" office:value-type="string" office:string-value="206140000952" calcext:value-type="string">
            <text:p>2061400009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肩バラ肉</text:p>
          </table:table-cell>
          <table:table-cell office:value-type="float" office:value="198" calcext:value-type="float">
            <text:p>198</text:p>
          </table:table-cell>
          <table:table-cell office:value-type="float" office:value="400" calcext:value-type="float">
            <text:p>400</text:p>
          </table:table-cell>
          <table:table-cell table:formula="of:=[.D3]*[.E3]/100" office:value-type="float" office:value="792" calcext:value-type="float">
            <text:p>792</text:p>
          </table:table-cell>
          <table:table-cell table:formula="of:=[.A3]&amp;[.B3]&amp;[.E3]&amp;REPT(&quot;0&quot;;5-LEN([.F3]))&amp;[.F3]" office:value-type="string" office:string-value="206240000792" calcext:value-type="string">
            <text:p>2062400007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スネ肉</text:p>
          </table:table-cell>
          <table:table-cell office:value-type="float" office:value="138" calcext:value-type="float">
            <text:p>138</text:p>
          </table:table-cell>
          <table:table-cell office:value-type="float" office:value="450" calcext:value-type="float">
            <text:p>450</text:p>
          </table:table-cell>
          <table:table-cell table:formula="of:=[.D4]*[.E4]/100" office:value-type="float" office:value="621" calcext:value-type="float">
            <text:p>621</text:p>
          </table:table-cell>
          <table:table-cell table:formula="of:=[.A4]&amp;[.B4]&amp;[.E4]&amp;REPT(&quot;0&quot;;5-LEN([.F4]))&amp;[.F4]" office:value-type="string" office:string-value="206345000621" calcext:value-type="string">
            <text:p>2063450006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ネック肉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formula="of:=[.D5]*[.E5]/100" office:value-type="float" office:value="276" calcext:value-type="float">
            <text:p>276</text:p>
          </table:table-cell>
          <table:table-cell table:formula="of:=[.A5]&amp;[.B5]&amp;[.E5]&amp;REPT(&quot;0&quot;;5-LEN([.F5]))&amp;[.F5]" office:value-type="string" office:string-value="206420000276" calcext:value-type="string">
            <text:p>2064200002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ロース肉</text:p>
          </table:table-cell>
          <table:table-cell office:value-type="float" office:value="258" calcext:value-type="float">
            <text:p>258</text:p>
          </table:table-cell>
          <table:table-cell office:value-type="float" office:value="500" calcext:value-type="float">
            <text:p>500</text:p>
          </table:table-cell>
          <table:table-cell table:formula="of:=[.D6]*[.E6]/100" office:value-type="float" office:value="1290" calcext:value-type="float">
            <text:p>1290</text:p>
          </table:table-cell>
          <table:table-cell table:formula="of:=[.A6]&amp;[.B6]&amp;[.E6]&amp;REPT(&quot;0&quot;;5-LEN([.F6]))&amp;[.F6]" office:value-type="string" office:string-value="206550001290" calcext:value-type="string">
            <text:p>2065500012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中バラ肉</text:p>
          </table:table-cell>
          <table:table-cell office:value-type="float" office:value="198" calcext:value-type="float">
            <text:p>198</text:p>
          </table:table-cell>
          <table:table-cell office:value-type="float" office:value="700" calcext:value-type="float">
            <text:p>700</text:p>
          </table:table-cell>
          <table:table-cell table:formula="of:=[.D7]*[.E7]/100" office:value-type="float" office:value="1386" calcext:value-type="float">
            <text:p>1386</text:p>
          </table:table-cell>
          <table:table-cell table:formula="of:=[.A7]&amp;[.B7]&amp;[.E7]&amp;REPT(&quot;0&quot;;5-LEN([.F7]))&amp;[.F7]" office:value-type="string" office:string-value="206670001386" calcext:value-type="string">
            <text:p>2066700013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外バラ肉</text:p>
          </table:table-cell>
          <table:table-cell office:value-type="float" office:value="198" calcext:value-type="float">
            <text:p>198</text:p>
          </table:table-cell>
          <table:table-cell office:value-type="float" office:value="600" calcext:value-type="float">
            <text:p>600</text:p>
          </table:table-cell>
          <table:table-cell table:formula="of:=[.D8]*[.E8]/100" office:value-type="float" office:value="1188" calcext:value-type="float">
            <text:p>1188</text:p>
          </table:table-cell>
          <table:table-cell table:formula="of:=[.A8]&amp;[.B8]&amp;[.E8]&amp;REPT(&quot;0&quot;;5-LEN([.F8]))&amp;[.F8]" office:value-type="string" office:string-value="206760001188" calcext:value-type="string">
            <text:p>2067600011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ヒレ肉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table:formula="of:=[.D9]*[.E9]/100" office:value-type="float" office:value="798" calcext:value-type="float">
            <text:p>798</text:p>
          </table:table-cell>
          <table:table-cell table:formula="of:=[.A9]&amp;[.B9]&amp;[.E9]&amp;REPT(&quot;0&quot;;5-LEN([.F9]))&amp;[.F9]" office:value-type="string" office:string-value="206830000798" calcext:value-type="string">
            <text:p>2068300007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モモ肉</text:p>
          </table:table-cell>
          <table:table-cell office:value-type="float" office:value="178" calcext:value-type="float">
            <text:p>178</text:p>
          </table:table-cell>
          <table:table-cell office:value-type="float" office:value="800" calcext:value-type="float">
            <text:p>800</text:p>
          </table:table-cell>
          <table:table-cell table:formula="of:=[.D10]*[.E10]/100" office:value-type="float" office:value="1424" calcext:value-type="float">
            <text:p>1424</text:p>
          </table:table-cell>
          <table:table-cell table:formula="of:=[.A10]&amp;[.B10]&amp;[.E10]&amp;REPT(&quot;0&quot;;5-LEN([.F10]))&amp;[.F10]" office:value-type="string" office:string-value="206980001424" calcext:value-type="string">
            <text:p>206980001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外モモ肉</text:p>
          </table:table-cell>
          <table:table-cell office:value-type="float" office:value="178" calcext:value-type="float">
            <text:p>178</text:p>
          </table:table-cell>
          <table:table-cell office:value-type="float" office:value="700" calcext:value-type="float">
            <text:p>700</text:p>
          </table:table-cell>
          <table:table-cell table:formula="of:=[.D11]*[.E11]/100" office:value-type="float" office:value="1246" calcext:value-type="float">
            <text:p>1246</text:p>
          </table:table-cell>
          <table:table-cell table:formula="of:=[.A11]&amp;[.B11]&amp;[.E11]&amp;REPT(&quot;0&quot;;5-LEN([.F11]))&amp;[.F11]" office:value-type="string" office:string-value="207070001246" calcext:value-type="string">
            <text:p>2070700012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豚足</text:p>
          </table:table-cell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table:formula="of:=[.D12]*[.E12]/100" office:value-type="float" office:value="790" calcext:value-type="float">
            <text:p>790</text:p>
          </table:table-cell>
          <table:table-cell table:formula="of:=[.A12]&amp;[.B12]&amp;[.E12]&amp;REPT(&quot;0&quot;;5-LEN([.F12]))&amp;[.F12]" office:value-type="string" office:string-value="207150000790" calcext:value-type="string">
            <text:p>2071500007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ミミ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D13]*[.E13]/100" office:value-type="float" office:value="198" calcext:value-type="float">
            <text:p>198</text:p>
          </table:table-cell>
          <table:table-cell table:formula="of:=[.A13]&amp;[.B13]&amp;[.E13]&amp;REPT(&quot;0&quot;;5-LEN([.F13]))&amp;[.F13]" office:value-type="string" office:string-value="207210000198" calcext:value-type="string">
            <text:p>2072100001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タン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D14]*[.E14]/100" office:value-type="float" office:value="198" calcext:value-type="float">
            <text:p>198</text:p>
          </table:table-cell>
          <table:table-cell table:formula="of:=[.A14]&amp;[.B14]&amp;[.E14]&amp;REPT(&quot;0&quot;;5-LEN([.F14]))&amp;[.F14]" office:value-type="string" office:string-value="207310000198" calcext:value-type="string">
            <text:p>207310000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/00/00</text:date>, <text:time style:data-style-name="N2" text:time-value="22:27:33.29727698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0:49:27.396702580</meta:creation-date>
    <dc:date>2021-04-11T22:45:50.176549825</dc:date>
    <meta:editing-duration>PT25M53S</meta:editing-duration>
    <meta:editing-cycles>8</meta:editing-cycles>
    <meta:generator>LibreOffice/6.4.6.2$Linux_X86_64 LibreOffice_project/40$Build-2</meta:generator>
    <meta:document-statistic meta:table-count="1" meta:cell-count="98" meta:object-count="0"/>
  </office:meta>
</office:document-meta>
</file>